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9.67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27.2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Cocktail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Quick Sort</text:p>
          </table:table-cell>
          <table:table-cell table:style-name="ce2" office:value-type="string" calcext:value-type="string">
            <text:p>Radix Sort</text:p>
          </table:table-cell>
          <table:table-cell table:style-name="ce2" office:value-type="string" calcext:value-type="string">
            <text:p>Selection Sort</text:p>
          </table:table-cell>
          <table:table-cell table:style-name="ce2" office:value-type="string" calcext:value-type="string">
            <text:p>Shell Sort</text:p>
          </table:table-cell>
          <table:table-cell table:style-name="ce2"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.004" calcext:value-type="float">
            <text:p>0,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5" calcext:value-type="float">
            <text:p>0,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4" calcext:value-type="float">
            <text:p>0,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K</text:p>
          </table:table-cell>
          <table:table-cell office:value-type="float" office:value="0.038" calcext:value-type="float">
            <text:p>0,038</text:p>
          </table:table-cell>
          <table:table-cell office:value-type="float" office:value="0.039" calcext:value-type="float">
            <text:p>0,03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3" calcext:value-type="float">
            <text:p>0,013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32" calcext:value-type="float">
            <text:p>0,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0.093" calcext:value-type="float">
            <text:p>0,093</text:p>
          </table:table-cell>
          <table:table-cell office:value-type="float" office:value="0.066" calcext:value-type="float">
            <text:p>0,066</text:p>
          </table:table-cell>
          <table:table-cell office:value-type="float" office:value="0.005" calcext:value-type="float">
            <text:p>0,005</text:p>
          </table:table-cell>
          <table:table-cell office:value-type="float" office:value="0.27" calcext:value-type="float">
            <text:p>0,27</text:p>
          </table:table-cell>
          <table:table-cell office:value-type="float" office:value="0.058" calcext:value-type="float">
            <text:p>0,058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72" calcext:value-type="float">
            <text:p>0,0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0.152" calcext:value-type="float">
            <text:p>0,152</text:p>
          </table:table-cell>
          <table:table-cell office:value-type="float" office:value="0.098" calcext:value-type="float">
            <text:p>0,098</text:p>
          </table:table-cell>
          <table:table-cell office:value-type="float" office:value="0.005" calcext:value-type="float">
            <text:p>0,005</text:p>
          </table:table-cell>
          <table:table-cell office:value-type="float" office:value="0.045" calcext:value-type="float">
            <text:p>0,045</text:p>
          </table:table-cell>
          <table:table-cell office:value-type="float" office:value="0.053" calcext:value-type="float">
            <text:p>0,053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4" calcext:value-type="float">
            <text:p>0,04</text:p>
          </table:table-cell>
          <table:table-cell office:value-type="float" office:value="0.111" calcext:value-type="float">
            <text:p>0,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K</text:p>
          </table:table-cell>
          <table:table-cell office:value-type="float" office:value="0.647" calcext:value-type="float">
            <text:p>0,647</text:p>
          </table:table-cell>
          <table:table-cell office:value-type="float" office:value="0.454" calcext:value-type="float">
            <text:p>0,454</text:p>
          </table:table-cell>
          <table:table-cell office:value-type="float" office:value="0.007" calcext:value-type="float">
            <text:p>0,007</text:p>
          </table:table-cell>
          <table:table-cell office:value-type="float" office:value="0.132" calcext:value-type="float">
            <text:p>0,132</text:p>
          </table:table-cell>
          <table:table-cell office:value-type="float" office:value="0.175" calcext:value-type="float">
            <text:p>0,175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4</text:p>
          </table:table-cell>
          <table:table-cell office:value-type="float" office:value="0.125" calcext:value-type="float">
            <text:p>0,125</text:p>
          </table:table-cell>
          <table:table-cell office:value-type="float" office:value="0.425" calcext:value-type="float">
            <text:p>0,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K</text:p>
          </table:table-cell>
          <table:table-cell office:value-type="float" office:value="4.27" calcext:value-type="float">
            <text:p>4,27</text:p>
          </table:table-cell>
          <table:table-cell office:value-type="float" office:value="3.486" calcext:value-type="float">
            <text:p>3,486</text:p>
          </table:table-cell>
          <table:table-cell office:value-type="float" office:value="0.012" calcext:value-type="float">
            <text:p>0,012</text:p>
          </table:table-cell>
          <table:table-cell office:value-type="float" office:value="0.804" calcext:value-type="float">
            <text:p>0,804</text:p>
          </table:table-cell>
          <table:table-cell office:value-type="float" office:value="0.856" calcext:value-type="float">
            <text:p>0,856</text:p>
          </table:table-cell>
          <table:table-cell office:value-type="float" office:value="0.085" calcext:value-type="float">
            <text:p>0,085</text:p>
          </table:table-cell>
          <table:table-cell office:value-type="float" office:value="0.006" calcext:value-type="float">
            <text:p>0,006</text:p>
          </table:table-cell>
          <table:table-cell office:value-type="float" office:value="0.753" calcext:value-type="float">
            <text:p>0,753</text:p>
          </table:table-cell>
          <table:table-cell office:value-type="float" office:value="2.637" calcext:value-type="float">
            <text:p>2,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K</text:p>
          </table:table-cell>
          <table:table-cell office:value-type="float" office:value="11.077" calcext:value-type="float">
            <text:p>11,077</text:p>
          </table:table-cell>
          <table:table-cell office:value-type="float" office:value="9.019" calcext:value-type="float">
            <text:p>9,019</text:p>
          </table:table-cell>
          <table:table-cell office:value-type="float" office:value="0.016" calcext:value-type="float">
            <text:p>0,016</text:p>
          </table:table-cell>
          <table:table-cell office:value-type="float" office:value="2.07" calcext:value-type="float">
            <text:p>2,07</text:p>
          </table:table-cell>
          <table:table-cell office:value-type="float" office:value="2.092" calcext:value-type="float">
            <text:p>2,092</text:p>
          </table:table-cell>
          <table:table-cell office:value-type="float" office:value="0.293" calcext:value-type="float">
            <text:p>0,293</text:p>
          </table:table-cell>
          <table:table-cell office:value-type="float" office:value="0.012" calcext:value-type="float">
            <text:p>0,012</text:p>
          </table:table-cell>
          <table:table-cell office:value-type="float" office:value="1.894" calcext:value-type="float">
            <text:p>1,894</text:p>
          </table:table-cell>
          <table:table-cell office:value-type="float" office:value="7.119" calcext:value-type="float">
            <text:p>7,1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17.341" calcext:value-type="float">
            <text:p>17,341</text:p>
          </table:table-cell>
          <table:table-cell office:value-type="float" office:value="14.062" calcext:value-type="float">
            <text:p>14,062</text:p>
          </table:table-cell>
          <table:table-cell office:value-type="float" office:value="0.02" calcext:value-type="float">
            <text:p>0,02</text:p>
          </table:table-cell>
          <table:table-cell office:value-type="float" office:value="3.211" calcext:value-type="float">
            <text:p>3,211</text:p>
          </table:table-cell>
          <table:table-cell office:value-type="float" office:value="3.186" calcext:value-type="float">
            <text:p>3,186</text:p>
          </table:table-cell>
          <table:table-cell office:value-type="float" office:value="1.369" calcext:value-type="float">
            <text:p>1,369</text:p>
          </table:table-cell>
          <table:table-cell office:value-type="float" office:value="0.027" calcext:value-type="float">
            <text:p>0,027</text:p>
          </table:table-cell>
          <table:table-cell office:value-type="float" office:value="2.987" calcext:value-type="float">
            <text:p>2,987</text:p>
          </table:table-cell>
          <table:table-cell office:value-type="float" office:value="10.49" calcext:value-type="float">
            <text:p>10,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K</text:p>
          </table:table-cell>
          <table:table-cell office:value-type="float" office:value="70.366" calcext:value-type="float">
            <text:p>70,366</text:p>
          </table:table-cell>
          <table:table-cell office:value-type="float" office:value="37.482" calcext:value-type="float">
            <text:p>37,482</text:p>
          </table:table-cell>
          <table:table-cell office:value-type="float" office:value="0.058" calcext:value-type="float">
            <text:p>0,058</text:p>
          </table:table-cell>
          <table:table-cell office:value-type="float" office:value="12.864" calcext:value-type="float">
            <text:p>12,864</text:p>
          </table:table-cell>
          <table:table-cell office:value-type="float" office:value="12.742" calcext:value-type="float">
            <text:p>12,742</text:p>
          </table:table-cell>
          <table:table-cell office:value-type="string" calcext:value-type="string">
            <text:p>~</text:p>
          </table:table-cell>
          <table:table-cell office:value-type="float" office:value="0.028" calcext:value-type="float">
            <text:p>0,028</text:p>
          </table:table-cell>
          <table:table-cell office:value-type="float" office:value="11.708" calcext:value-type="float">
            <text:p>11,708</text:p>
          </table:table-cell>
          <table:table-cell office:value-type="float" office:value="42.123" calcext:value-type="float">
            <text:p>42,1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K</text:p>
          </table:table-cell>
          <table:table-cell office:value-type="float" office:value="434.711" calcext:value-type="float">
            <text:p>434,711</text:p>
          </table:table-cell>
          <table:table-cell office:value-type="float" office:value="347.723" calcext:value-type="float">
            <text:p>347,723</text:p>
          </table:table-cell>
          <table:table-cell office:value-type="float" office:value="0.077" calcext:value-type="float">
            <text:p>0,077</text:p>
          </table:table-cell>
          <table:table-cell office:value-type="float" office:value="79.801" calcext:value-type="float">
            <text:p>79,801</text:p>
          </table:table-cell>
          <table:table-cell office:value-type="float" office:value="77.863" calcext:value-type="float">
            <text:p>77,863</text:p>
          </table:table-cell>
          <table:table-cell office:value-type="string" calcext:value-type="string">
            <text:p>~</text:p>
          </table:table-cell>
          <table:table-cell office:value-type="float" office:value="0.036" calcext:value-type="float">
            <text:p>0,036</text:p>
          </table:table-cell>
          <table:table-cell office:value-type="float" office:value="73.451" calcext:value-type="float">
            <text:p>73,451</text:p>
          </table:table-cell>
          <table:table-cell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K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.14" calcext:value-type="float">
            <text:p>0,14</text:p>
          </table:table-cell>
          <table:table-cell office:value-type="float" office:value="204.891" calcext:value-type="float">
            <text:p>204,891</text:p>
          </table:table-cell>
          <table:table-cell office:value-type="float" office:value="199.859" calcext:value-type="float">
            <text:p>199,859</text:p>
          </table:table-cell>
          <table:table-cell office:value-type="string" calcext:value-type="string">
            <text:p>~</text:p>
          </table:table-cell>
          <table:table-cell office:value-type="float" office:value="0.059" calcext:value-type="float">
            <text:p>0,059</text:p>
          </table:table-cell>
          <table:table-cell office:value-type="float" office:value="188.143" calcext:value-type="float">
            <text:p>188,143</text:p>
          </table:table-cell>
          <table:table-cell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.159" calcext:value-type="float">
            <text:p>0,159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0.054" calcext:value-type="float">
            <text:p>0,054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.335" calcext:value-type="float">
            <text:p>0,335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0.089" calcext:value-type="float">
            <text:p>0,089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0.87" calcext:value-type="float">
            <text:p>0,87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0.187" calcext:value-type="float">
            <text:p>0,187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1.836" calcext:value-type="float">
            <text:p>1,836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0.352" calcext:value-type="float">
            <text:p>0,352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3.799" calcext:value-type="float">
            <text:p>3,799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0.675" calcext:value-type="float">
            <text:p>0,675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9.393" calcext:value-type="float">
            <text:p>9,393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1.645" calcext:value-type="float">
            <text:p>1,645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M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19.744" calcext:value-type="float">
            <text:p>19,744</text:p>
          </table:table-cell>
          <table:table-cell table:number-columns-repeated="3" office:value-type="string" calcext:value-type="string">
            <text:p>~</text:p>
          </table:table-cell>
          <table:table-cell office:value-type="float" office:value="3.332" calcext:value-type="float">
            <text:p>3,332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Foglio1.A2:Foglio1.A104857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23:48:53.87239201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2:59:29.464542299</meta:creation-date>
    <dc:date>2016-01-04T00:05:28.737477725</dc:date>
    <meta:editing-duration>PT1H9M58S</meta:editing-duration>
    <meta:editing-cycles>23</meta:editing-cycles>
    <meta:generator>LibreOffice/4.4.6.3$Linux_X86_64 LibreOffice_project/40m0$Build-3</meta:generator>
    <meta:document-statistic meta:table-count="1" meta:cell-count="207" meta:object-count="0"/>
  </office:meta>
</office:document-meta>
</file>